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95cm"/>
    </style:style>
    <style:style style:name="co2" style:family="table-column">
      <style:table-column-properties fo:break-before="auto" style:column-width="1.36cm"/>
    </style:style>
    <style:style style:name="co3" style:family="table-column">
      <style:table-column-properties fo:break-before="auto" style:column-width="4.44cm"/>
    </style:style>
    <style:style style:name="co4" style:family="table-column">
      <style:table-column-properties fo:break-before="auto" style:column-width="11.03cm"/>
    </style:style>
    <style:style style:name="co5" style:family="table-column">
      <style:table-column-properties fo:break-before="auto" style:column-width="6.454cm"/>
    </style:style>
    <style:style style:name="co6" style:family="table-column">
      <style:table-column-properties fo:break-before="auto" style:column-width="3.381cm"/>
    </style:style>
    <style:style style:name="co7" style:family="table-column">
      <style:table-column-properties fo:break-before="auto" style:column-width="6.18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37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3.21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2.053cm" fo:break-before="auto" style:use-optimal-row-height="false"/>
    </style:style>
    <style:style style:name="ro8" style:family="table-row">
      <style:table-row-properties style:row-height="0.695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2.027cm" fo:break-before="auto" style:use-optimal-row-height="true"/>
    </style:style>
    <style:style style:name="ro11" style:family="table-row">
      <style:table-row-properties style:row-height="0.841cm" fo:break-before="auto" style:use-optimal-row-height="true"/>
    </style:style>
    <style:style style:name="ro12" style:family="table-row">
      <style:table-row-properties style:row-height="4.00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3" style:family="table-cell" style:parent-style-name="Default" style:data-style-name="N30"/>
    <style:style style:name="ce2" style:family="table-cell" style:parent-style-name="Default" style:data-style-name="N36">
      <style:table-cell-properties fo:wrap-option="wrap"/>
    </style:style>
    <style:style style:name="ce14" style:family="table-cell" style:parent-style-name="Default" style:data-style-name="N0"/>
    <style:style style:name="ce15" style:family="table-cell" style:parent-style-name="Default">
      <style:text-properties fo:font-size="14pt" style:font-size-asian="14pt" style:font-size-complex="14pt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6pt" style:font-size-asian="16pt" style:font-size-complex="16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Taulukk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row table:style-name="ro1">
          <table:table-cell/>
          <table:table-cell table:style-name="Default"/>
          <table:table-cell table:style-name="ce15" office:value-type="string" calcext:value-type="string">
            <text:p>JAAL &amp; JSAV Player-Recorder requirements</text:p>
          </table:table-cell>
          <table:table-cell table:number-columns-repeated="8"/>
        </table:table-row>
        <table:table-row table:style-name="ro2">
          <table:table-cell/>
          <table:table-cell table:style-name="Default"/>
          <table:table-cell table:number-columns-repeated="5"/>
          <table:table-cell office:value-type="string" calcext:value-type="string">
            <text:p>Legend: 0: missing, <text:s/>1: partial, <text:s/>2: ready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roposal date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What we should have?</text:p>
          </table:table-cell>
          <table:table-cell office:value-type="string" calcext:value-type="string">
            <text:p>Who benefits and why?</text:p>
          </table:table-cell>
          <table:table-cell table:style-name="ce16" office:value-type="string" calcext:value-type="string">
            <text:p>Priority (1 = highest, 5 = lowest)</text:p>
          </table:table-cell>
          <table:table-cell office:value-type="string" calcext:value-type="string">
            <text:p>Comment</text:p>
          </table:table-cell>
          <table:table-cell table:style-name="ce16" office:value-type="string" calcext:value-type="string">
            <text:p>Mariani’s evaluation 27.4.2020</text:p>
          </table:table-cell>
          <table:table-cell table:style-name="ce16" office:value-type="string" calcext:value-type="string">
            <text:p>Evaluation 2021</text:p>
          </table:table-cell>
          <table:table-cell table:style-name="ce16" office:value-type="string" calcext:value-type="string">
            <text:p>Related requirement</text:p>
          </table:table-cell>
          <table:table-cell table:style-name="ce16" office:value-type="string" calcext:value-type="string">
            <text:p>JAAL 1.1 JSON Schema</text:p>
          </table:table-cell>
        </table:table-row>
        <table:table-row table:style-name="ro4">
          <table:table-cell table:style-name="ce13" office:value-type="date" office:date-value="2020-04-27" calcext:value-type="date">
            <text:p>27.4.20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All relevant exercise data is recorded in JAAL.</text:p>
          </table:table-cell>
          <table:table-cell table:style-name="ce16" office:value-type="string" calcext:value-type="string">
            <text:p>Dijkstra’s algorithm: in one third of the submissions the choice of edges is not saved. Also not all CSS is saved for the Dijkstra exercise. The recording contains a mix of SVG and HTML, because JSAV produces that. See also requirement 56.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string" calcext:value-type="string">
            <text:p>Regarding Dijkstra’s algorithm, this might be related to JSAV or browser.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style-name="ce13" office:value-type="date" office:date-value="2021-03-18" calcext:value-type="date">
            <text:p>18.3.202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Qualitative/Portability</text:p>
          </table:table-cell>
          <table:table-cell table:style-name="ce16" office:value-type="string" calcext:value-type="string">
            <text:p>There should be a specification [in JSON Schema] for the algorithm animation language which is independent of the Recorder.</text:p>
          </table:table-cell>
          <table:table-cell table:style-name="ce16" office:value-type="string" calcext:value-type="string">
            <text:p>Developer likes that the only detailed specification of the language is NOT the reference implementation. 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string" calcext:value-type="string">
            <text:p>Specification as JSON schema helps data validation and thus reduces software risk.</text:p>
          </table:table-cell>
          <table:table-cell table:number-columns-repeated="4"/>
        </table:table-row>
        <table:table-row table:style-name="ro3">
          <table:table-cell table:style-name="ce13" office:value-type="date" office:date-value="2021-04-16" calcext:value-type="date">
            <text:p>16.4.202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Graph algorithm exercises should save the order of chosen nodes and edges.</text:p>
          </table:table-cell>
          <table:table-cell table:style-name="ce16"/>
          <table:table-cell table:style-name="ce17" office:value-type="float" office:value="1" calcext:value-type="float">
            <text:p>1</text:p>
          </table:table-cell>
          <table:table-cell table:style-name="ce16" office:value-type="string" calcext:value-type="string">
            <text:p>Dijkstra’s algorithm exercise must save the order of chosen edges; order of vertices is ambiguous.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/>
        </table:table-row>
        <table:table-row table:style-name="ro5">
          <table:table-cell table:style-name="ce13" office:value-type="date" office:date-value="2021-02-04" calcext:value-type="date">
            <text:p>4.2.202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Minimize the number of keywords in the language: represent visualizable data structures with generic data structures, such as graph and matrix.</text:p>
          </table:table-cell>
          <table:table-cell table:style-name="ce16" office:value-type="string" calcext:value-type="string">
            <text:p>Developers and researchers like that the language is general-purpose and not bound to JSAV/OpenDSA.</text:p>
          </table:table-cell>
          <table:table-cell table:style-name="ce17" office:value-type="float" office:value="2" calcext:value-type="float">
            <text:p>2</text:p>
          </table:table-cell>
          <table:table-cell table:style-name="ce16" office:value-type="string" calcext:value-type="string">
            <text:p>Matrix had this; see Ari’s PhD thesis. The current structure is not very extensible regarding Red-Black Tree, Finger Tree, or Fibonacci Heap. However, Matrix had problems when everything was implemented by class inheritance. Discussions 11.2., <text:s/>18.3., and 15.4.2021.</text:p>
          </table:table-cell>
          <table:table-cell table:number-columns-repeated="2"/>
          <table:table-cell office:value-type="string" calcext:value-type="string">
            <text:p>64, 66, 67, 68</text:p>
          </table:table-cell>
          <table:table-cell/>
        </table:table-row>
        <table:table-row table:style-name="ro6">
          <table:table-cell table:style-name="ce13" office:value-type="date" office:date-value="2021-02-04" calcext:value-type="date">
            <text:p>4.2.202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Qualitative/Portability</text:p>
          </table:table-cell>
          <table:table-cell table:style-name="ce16" office:value-type="string" calcext:value-type="string">
            <text:p>Design a general-purpose language which is not bound to OpenDSA/JSAV.</text:p>
          </table:table-cell>
          <table:table-cell table:style-name="ce16" office:value-type="string" calcext:value-type="string">
            <text:p>Developers and researchers like that the language is general-purpose and not bound to JSAV/OpenDSA. Furthermore, if JAAL is bound to JSAV, and one of them is changed, also the other needs to be changed to keep things working.</text:p>
          </table:table-cell>
          <table:table-cell table:style-name="ce17" office:value-type="float" office:value="2" calcext:value-type="float">
            <text:p>2</text:p>
          </table:table-cell>
          <table:table-cell table:style-name="ce16" office:value-type="string" calcext:value-type="string">
            <text:p>JSAV and OpenDSA will become outdated somewhere in the future. JSAV/OpenDSA papers are from 2013-2016, and therefore not very interesting. See also 18.3.2021.</text:p>
          </table:table-cell>
          <table:table-cell table:number-columns-repeated="4"/>
        </table:table-row>
        <table:table-row table:style-name="ro6">
          <table:table-cell table:style-name="ce13" office:value-type="date" office:date-value="2021-02-10" calcext:value-type="date">
            <text:p>10.2.202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unctional/Portability</text:p>
          </table:table-cell>
          <table:table-cell table:style-name="ce16" office:value-type="string" calcext:value-type="string">
            <text:p>Save vector graphics in one standard format, e.g. SVG</text:p>
          </table:table-cell>
          <table:table-cell table:style-name="ce16" office:value-type="string" calcext:value-type="string">
            <text:p>The developer likes when they don’t need to write visualization code based on semantic representation. Student and instructor like that the graphics of the exercise can be reproduced accurately.</text:p>
          </table:table-cell>
          <table:table-cell table:style-name="ce17" office:value-type="float" office:value="2" calcext:value-type="float">
            <text:p>2</text:p>
          </table:table-cell>
          <table:table-cell table:style-name="ce16" office:value-type="string" calcext:value-type="string">
            <text:p>The graphics is also a backup of the semantic data, which increases fault tolerance. (Discussion 18.3.2021)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/>
        </table:table-row>
        <table:table-row table:style-name="ro3">
          <table:table-cell table:style-name="ce13" office:value-type="date" office:date-value="2021-02-10" calcext:value-type="date">
            <text:p>10.2.202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Qualitative/Performance-Efficiency</text:p>
          </table:table-cell>
          <table:table-cell office:value-type="string" calcext:value-type="string">
            <text:p>The recording is compact, containing no redundant data.</text:p>
          </table:table-cell>
          <table:table-cell table:style-name="ce16" office:value-type="string" calcext:value-type="string">
            <text:p>The developer, researcher, and LMS administrator like that the data is compact.</text:p>
          </table:table-cell>
          <table:table-cell table:style-name="ce17" office:value-type="float" office:value="2" calcext:value-type="float">
            <text:p>2</text:p>
          </table:table-cell>
          <table:table-cell table:style-name="ce16" office:value-type="string" calcext:value-type="string">
            <text:p>Currently a Dijkstra recording takes one megabyte, which is too much.</text:p>
          </table:table-cell>
          <table:table-cell table:number-columns-repeated="2"/>
          <table:table-cell office:value-type="float" office:value="56.58" calcext:value-type="float">
            <text:p>56,58</text:p>
          </table:table-cell>
          <table:table-cell/>
        </table:table-row>
        <table:table-row table:style-name="ro7">
          <table:table-cell table:style-name="ce13" office:value-type="date" office:date-value="2021-02-11" calcext:value-type="date">
            <text:p>11.2.202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Edges should have the following information: tag (e.g. name, weight), direction, data element in the beginning and end.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Discussions 11.2. and 18.3.2021.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style-name="ce16" office:value-type="string" calcext:value-type="string">
            <text:p>edge.tag, edge.tailElem, edge.headElem. Directedness is at graph level.</text:p>
          </table:table-cell>
        </table:table-row>
        <table:table-row table:style-name="ro3">
          <table:table-cell table:style-name="ce13" office:value-type="date" office:date-value="2021-02-11" calcext:value-type="date">
            <text:p>11.2.202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In case of two-directional, circular linked list, it should be noted that the layout is linear, horizonal, and the nodes are represented from left to right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Discussions 11.2. and 18.3.2021.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/>
        </table:table-row>
        <table:table-row table:style-name="ro8">
          <table:table-cell table:style-name="ce13" office:value-type="date" office:date-value="2021-04-15" calcext:value-type="date">
            <text:p>15.4.202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unctional/JAAL</text:p>
          </table:table-cell>
          <table:table-cell office:value-type="string" calcext:value-type="string">
            <text:p>Nodes should have a legend.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Discussion 15.4.2021.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node.legend</text:p>
          </table:table-cell>
        </table:table-row>
        <table:table-row table:style-name="ro9">
          <table:table-cell table:style-name="ce13" office:value-type="date" office:date-value="2021-04-15" calcext:value-type="date">
            <text:p>15.4.202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In the semantic representation, each data structure could have a reference to another data structure, including the contents of the nodes. Example: B-tree should be saved semantically so that the node has a reference to an array which has the keys.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Discussion 15.4.2021.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node.key</text:p>
          </table:table-cell>
        </table:table-row>
        <table:table-row table:style-name="ro6">
          <table:table-cell table:style-name="ce13" office:value-type="date" office:date-value="2021-04-15" calcext:value-type="date">
            <text:p>15.4.202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Key-value pairs in the semantic representation have a value under each key.</text:p>
          </table:table-cell>
          <table:table-cell table:style-name="ce16" office:value-type="string" calcext:value-type="string">
            <text:p>Developers because of generalizability.</text:p>
          </table:table-cell>
          <table:table-cell table:style-name="ce18" office:value-type="float" office:value="2" calcext:value-type="float">
            <text:p>2</text:p>
          </table:table-cell>
          <table:table-cell table:style-name="ce16" office:value-type="string" calcext:value-type="string">
            <text:p>XAAL had this, and it is more generalizable. &lt;xs:complexType name="key"&gt; This is different than having separate lists of keys and values concerning B-tree. Discussion 15.4.2021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keyvalue</text:p>
          </table:table-cell>
        </table:table-row>
        <table:table-row table:style-name="ro5">
          <table:table-cell table:style-name="ce13" office:value-type="date" office:date-value="2021-04-16" calcext:value-type="date">
            <text:p>16.4.202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The start node of a graph algorithm must be coded semantically.</text:p>
          </table:table-cell>
          <table:table-cell table:style-name="ce16" office:value-type="string" calcext:value-type="string">
            <text:p>Researcher, as this allow more flexible automatic data analysis: it is not needed to assume that the start node is always the first node of the graph.</text:p>
          </table:table-cell>
          <table:table-cell table:style-name="ce17" office:value-type="float" office:value="2" calcext:value-type="float">
            <text:p>2</text:p>
          </table:table-cell>
          <table:table-cell table:style-name="ce16" office:value-type="string" calcext:value-type="string">
            <text:p>Case Dijkstra’s algorithm: how to code semantically the start node? It is not a proprty of the data structure (graph) but the exercise instruction. Metadata.definitions? In the Dijkstra’s algorithm JSAV exercise this is the node that is colored yellow in the beginning. Discussion 16.4.2021</text:p>
          </table:table-cell>
          <table:table-cell table:number-columns-repeated="4"/>
        </table:table-row>
        <table:table-row table:style-name="ro10">
          <table:table-cell table:style-name="ce13" office:value-type="date" office:date-value="2021-04-16" calcext:value-type="date">
            <text:p>16.4.202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There should be semantic color coding with e.g. structure-property structure.</text:p>
          </table:table-cell>
          <table:table-cell table:style-name="ce16" office:value-type="string" calcext:value-type="string">
            <text:p>Researcher, instructor, student: the ability to view correctly a recording to an exercise where color coding is important.</text:p>
          </table:table-cell>
          <table:table-cell table:style-name="ce17" office:value-type="float" office:value="2" calcext:value-type="float">
            <text:p>2</text:p>
          </table:table-cell>
          <table:table-cell table:style-name="ce16" office:value-type="string" calcext:value-type="string">
            <text:p>Quicksort JSAV exercise has this: selected/not selected element, pivot, sorted and unsorted element, inside the range of the currect recursive call versus outside. Discussion 16.4.2021.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/>
        </table:table-row>
        <table:table-row table:style-name="ro11">
          <table:table-cell table:style-name="ce13" office:value-type="date" office:date-value="2021-01-27" calcext:value-type="date">
            <text:p>27.1.202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State transfers of data structures must be saved semantically, at high level, e.g. swap, AVL tree rotation.</text:p>
          </table:table-cell>
          <table:table-cell table:style-name="ce16" office:value-type="string" calcext:value-type="string">
            <text:p>A researcher can analyse the data automatically.</text:p>
          </table:table-cell>
          <table:table-cell table:style-name="ce17" office:value-type="float" office:value="3" calcext:value-type="float">
            <text:p>3</text:p>
          </table:table-cell>
          <table:table-cell table:style-name="ce16" office:value-type="string" calcext:value-type="string">
            <text:p>Matrix had this.</text:p>
          </table:table-cell>
          <table:table-cell table:number-columns-repeated="4"/>
        </table:table-row>
        <table:table-row table:style-name="ro9">
          <table:table-cell table:style-name="ce13" office:value-type="date" office:date-value="2021-01-27" calcext:value-type="date">
            <text:p>27.1.202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State transfers of data structures must be saved hierarchically. E.g. AVL tree rotation as change of pointers.</text:p>
          </table:table-cell>
          <table:table-cell table:style-name="ce16" office:value-type="string" calcext:value-type="string">
            <text:p>Student, Instructor and Researcher can see large-scale logical steps in student’s solution (in the Player application).</text:p>
          </table:table-cell>
          <table:table-cell table:style-name="ce17" office:value-type="float" office:value="3" calcext:value-type="float">
            <text:p>3</text:p>
          </table:table-cell>
          <table:table-cell table:style-name="ce16" office:value-type="string" calcext:value-type="string">
            <text:p>Matrix had this. Discussion 8.4.2021</text:p>
          </table:table-cell>
          <table:table-cell table:number-columns-repeated="4"/>
        </table:table-row>
        <table:table-row table:style-name="ro11">
          <table:table-cell table:style-name="ce13" office:value-type="date" office:date-value="2021-03-18" calcext:value-type="date">
            <text:p>18.3.202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Data compression is applied to the whole recording or animation graphics.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Discussion 18.3.2021.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/>
        </table:table-row>
        <table:table-row table:style-name="ro8">
          <table:table-cell table:style-name="ce13"/>
          <table:table-cell office:value-type="float" office:value="62" calcext:value-type="float">
            <text:p>62</text:p>
          </table:table-cell>
          <table:table-cell office:value-type="string" calcext:value-type="string">
            <text:p>Functional/JAAL</text:p>
          </table:table-cell>
          <table:table-cell office:value-type="string" calcext:value-type="string">
            <text:p>LMS must sanitize JAAL data: JSON schema conformance, eliminate XSS threat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number-columns-repeated="3"/>
          <table:table-cell office:value-type="float" office:value="40.59" calcext:value-type="float">
            <text:p>40,59</text:p>
          </table:table-cell>
          <table:table-cell/>
        </table:table-row>
        <table:table-row table:style-name="ro8">
          <table:table-cell table:style-name="ce13"/>
          <table:table-cell office:value-type="float" office:value="63" calcext:value-type="float">
            <text:p>63</text:p>
          </table:table-cell>
          <table:table-cell office:value-type="string" calcext:value-type="string">
            <text:p>Functional/JAAL</text:p>
          </table:table-cell>
          <table:table-cell office:value-type="string" calcext:value-type="string">
            <text:p>LMS must sanitize JAAL data: limited SVG content (no JavaScript inside)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</table:table-row>
        <table:table-row table:style-name="ro9">
          <table:table-cell table:style-name="ce13" office:value-type="date" office:date-value="2021-03-18" calcext:value-type="date">
            <text:p>18.3.202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In addition to generic data structures, the semantic data in the recording should allow hints on how the data structure should be represented. E.g. generic data structure represented as a red-black tree, linear structure represeted as an array or as a binary heap.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Discussion 18.3.2021.</text:p>
          </table:table-cell>
          <table:table-cell table:number-columns-repeated="2"/>
          <table:table-cell office:value-type="float" office:value="54.65" calcext:value-type="float">
            <text:p>54,65</text:p>
          </table:table-cell>
          <table:table-cell/>
        </table:table-row>
        <table:table-row table:style-name="ro12">
          <table:table-cell table:style-name="ce13" office:value-type="date" office:date-value="2021-04-16" calcext:value-type="date">
            <text:p>16.4.202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unctional/JAAL</text:p>
          </table:table-cell>
          <table:table-cell office:value-type="string" calcext:value-type="string">
            <text:p>Nodes and edges should have a style [similar to CSS style].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16" office:value-type="string" calcext:value-type="string">
            <text:p>Currently JAAL in Dijkstra’s algorithm exercise: the choice of edges is chosen (excluding a browser bug). However, there is no semantic notation on how clicking an edge changes the visual appearance of nodes and edges. http://xaal.org/schemas/xaal-graphics.xsd.html#type_style 16.4.2021</text:p>
          </table:table-cell>
          <table:table-cell table:number-columns-repeated="3"/>
          <table:table-cell table:style-name="ce16" office:value-type="string" calcext:value-type="string">
            <text:p>edge.style, node.style</text:p>
          </table:table-cell>
        </table:table-row>
        <table:table-row table:style-name="ro11">
          <table:table-cell table:style-name="ce13" office:value-type="date" office:date-value="2021-04-16" calcext:value-type="date">
            <text:p>16.4.202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Nodes and edges should have generic attributes, such as ”active”, in addition to exercise-specific attributes.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16" office:value-type="string" calcext:value-type="string">
            <text:p>JSAV has this.</text:p>
          </table:table-cell>
          <table:table-cell table:number-columns-repeated="3"/>
          <table:table-cell table:style-name="ce16" office:value-type="string" calcext:value-type="string">
            <text:p>edge.attr, node.attr</text:p>
          </table:table-cell>
        </table:table-row>
        <table:table-row table:style-name="ro10">
          <table:table-cell table:style-name="ce13" office:value-type="date" office:date-value="2021-02-10" calcext:value-type="date">
            <text:p>10.2.20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ualitative/Reusability</text:p>
          </table:table-cell>
          <table:table-cell table:style-name="ce16" office:value-type="string" calcext:value-type="string">
            <text:p>Grand educational software visualization framework for both visual program simulation and visual algorithm simulation.</text:p>
          </table:table-cell>
          <table:table-cell table:style-name="ce16"/>
          <table:table-cell table:style-name="ce17" office:value-type="float" office:value="5" calcext:value-type="float">
            <text:p>5</text:p>
          </table:table-cell>
          <table:table-cell table:style-name="ce16" office:value-type="string" calcext:value-type="string">
            <text:p>Vislaamo (UUhistle) oli Java-kaudella. JSVEE ja Kelmu nyt kevyellä ylläpidolla. Arin kokemuksella frameworkit kannattaa kirjoittaa uudelleen 10 vuoden välein.</text:p>
          </table:table-cell>
          <table:table-cell table:number-columns-repeated="4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nctional/User</text:p>
          </table:table-cell>
          <table:table-cell table:style-name="ce16" office:value-type="string" calcext:value-type="string">
            <text:p>All the actions that can be performed on a data structure are recorder and replayed in the animation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ctional/User</text:p>
          </table:table-cell>
          <table:table-cell table:style-name="ce16" office:value-type="string" calcext:value-type="string">
            <text:p>The animation can be viewed step-by-step as a slideshow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nctional/User</text:p>
          </table:table-cell>
          <table:table-cell table:style-name="ce16" office:value-type="string" calcext:value-type="string">
            <text:p>The animation can be viewed using play/pause/stop buttons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unctional/User</text:p>
          </table:table-cell>
          <table:table-cell table:style-name="ce16" office:value-type="string" calcext:value-type="string">
            <text:p>All relevant information shown in the exercise is shown also in the animation.</text:p>
          </table:table-cell>
          <table:table-cell table:style-name="ce16"/>
          <table:table-cell table:style-name="ce17"/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unctional/User</text:p>
          </table:table-cell>
          <table:table-cell table:style-name="ce16" office:value-type="string" calcext:value-type="string">
            <text:p>Clicking the exercise control buttons is saved and shown in the animation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unctional/User</text:p>
          </table:table-cell>
          <table:table-cell table:style-name="ce16" office:value-type="string" calcext:value-type="string">
            <text:p>If the model answer is opened by the user, this is also shown in the animation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unctional/User</text:p>
          </table:table-cell>
          <table:table-cell table:style-name="ce16" office:value-type="string" calcext:value-type="string">
            <text:p>The model answer is shown together with the animation, so that the user can compare it to the own solution.</text:p>
          </table:table-cell>
          <table:table-cell table:style-name="ce16"/>
          <table:table-cell table:style-name="ce17"/>
          <table:table-cell table:style-name="ce16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unctional/User</text:p>
          </table:table-cell>
          <table:table-cell table:style-name="ce16" office:value-type="string" calcext:value-type="string">
            <text:p>It is possible to share animations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unctional/User</text:p>
          </table:table-cell>
          <table:table-cell table:style-name="ce16" office:value-type="string" calcext:value-type="string">
            <text:p>It is possible to export &amp; import animations.</text:p>
          </table:table-cell>
          <table:table-cell table:style-name="ce16"/>
          <table:table-cell table:style-name="ce17"/>
          <table:table-cell table:style-name="ce16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All relevant GUI actions saved in JAAL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All saved submissions are available in the JAAL format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The application can be connected to a LMS.</text:p>
          </table:table-cell>
          <table:table-cell table:style-name="ce16"/>
          <table:table-cell table:style-name="ce17"/>
          <table:table-cell table:style-name="ce16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The JAAL object is sent to the LMS when the user clicks the grade and reset buttons, and reloads or closes the window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The model answer is saved in JAAL.</text:p>
          </table:table-cell>
          <table:table-cell table:style-name="ce16"/>
          <table:table-cell table:style-name="ce17"/>
          <table:table-cell table:style-name="ce16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13" office:value-type="date" office:date-value="2020-04-27" calcext:value-type="date">
            <text:p>27.4.20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The JAAL object contains the application and language version.</text:p>
          </table:table-cell>
          <table:table-cell table:style-name="ce16" office:value-type="string" calcext:value-type="string">
            <text:p>Developer, as the structure of the language might be radicaly changed if the other requirements change.</text:p>
          </table:table-cell>
          <table:table-cell table:style-name="ce17" office:value-type="float" office:value="1" calcext:value-type="float">
            <text:p>1</text:p>
          </table:table-cell>
          <table:table-cell table:style-name="ce16"/>
          <table:table-cell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ualitative/Functional-Suitability</text:p>
          </table:table-cell>
          <table:table-cell table:style-name="ce16" office:value-type="string" calcext:value-type="string">
            <text:p>The functionalities specified by the requirements are present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ualitative/Functional-Suitability</text:p>
          </table:table-cell>
          <table:table-cell table:style-name="ce16" office:value-type="string" calcext:value-type="string">
            <text:p>The functionalities specified by the requirements work with a satisfactory degree of precision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ualitative/Functional-Suitability</text:p>
          </table:table-cell>
          <table:table-cell table:style-name="ce16" office:value-type="string" calcext:value-type="string">
            <text:p>The functionalities specified by the requirements are presented in an appropriate and understandable way, avoiding unnecessary steps. 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ualitative/Performance-Efficiency</text:p>
          </table:table-cell>
          <table:table-cell table:style-name="ce16" office:value-type="string" calcext:value-type="string">
            <text:p>The recording of the VAS exercise does not slow down the execution of the exercise steps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ualitative/Performance-Efficiency</text:p>
          </table:table-cell>
          <table:table-cell table:style-name="ce16" office:value-type="string" calcext:value-type="string">
            <text:p>The creation of the animation does not require noticeable loading time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ualitative/Performance-Efficiency</text:p>
          </table:table-cell>
          <table:table-cell table:style-name="ce16" office:value-type="string" calcext:value-type="string">
            <text:p>The resources used by the application have to be reasonable in relation to its functionalities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ualitative/Performance-Efficiency</text:p>
          </table:table-cell>
          <table:table-cell table:style-name="ce16" office:value-type="string" calcext:value-type="string">
            <text:p>The amount of sessions is not limited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Qualitative/Performance-Efficiency</text:p>
          </table:table-cell>
          <table:table-cell table:style-name="ce16" office:value-type="string" calcext:value-type="string">
            <text:p>For each exercise session is possible to record one exercise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ualitative/Performance-Efficiency</text:p>
          </table:table-cell>
          <table:table-cell table:style-name="ce16" office:value-type="string" calcext:value-type="string">
            <text:p>For each animation session is possible to play one animation at time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ualitative/Compatibility</text:p>
          </table:table-cell>
          <table:table-cell table:style-name="ce16" office:value-type="string" calcext:value-type="string">
            <text:p>The application works in conjunction with JSAV and its required libraries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ualitative/Compatibility</text:p>
          </table:table-cell>
          <table:table-cell table:style-name="ce16" office:value-type="string" calcext:value-type="string">
            <text:p>The application works when embedded in the Learning Management System.</text:p>
          </table:table-cell>
          <table:table-cell table:style-name="ce16"/>
          <table:table-cell table:style-name="ce17"/>
          <table:table-cell table:style-name="ce16" office:value-type="string" calcext:value-type="string">
            <text:p>Integration to A+ LMS was done in summer-autumn 2020.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Qualitative/Compatibility</text:p>
          </table:table-cell>
          <table:table-cell table:style-name="ce16" office:value-type="string" calcext:value-type="string">
            <text:p>The application is able to exchange the required information with the LMS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Qualitative/Usability</text:p>
          </table:table-cell>
          <table:table-cell table:style-name="ce16" office:value-type="string" calcext:value-type="string">
            <text:p>The application users find it useful when used according to the given use cases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Qualitative/Usability</text:p>
          </table:table-cell>
          <table:table-cell table:style-name="ce16" office:value-type="string" calcext:value-type="string">
            <text:p>It is easy to learn how to use the application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ualitative/Usability</text:p>
          </table:table-cell>
          <table:table-cell table:style-name="ce16" office:value-type="string" calcext:value-type="string">
            <text:p>The application is easy to use and control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Qualitative/Usability</text:p>
          </table:table-cell>
          <table:table-cell table:style-name="ce16" office:value-type="string" calcext:value-type="string">
            <text:p>The application protects the user from making errors when recording the exercise or playing the animation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ualitative/Usability</text:p>
          </table:table-cell>
          <table:table-cell table:style-name="ce16" office:value-type="string" calcext:value-type="string">
            <text:p>The user interface enables pleasing and satisfying interaction for the user.</text:p>
          </table:table-cell>
          <table:table-cell table:style-name="ce16" office:value-type="string" calcext:value-type="string">
            <text:p>Students, especially those requiring high constrast or large font size.</text:p>
          </table:table-cell>
          <table:table-cell table:style-name="ce17"/>
          <table:table-cell table:style-name="ce16" office:value-type="string" calcext:value-type="string">
            <text:p>Cust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9">
          <table:table-cell table:style-name="ce13" office:value-type="date" office:date-value="2020-04-27" calcext:value-type="date">
            <text:p>27.4.20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Qualitative/Usability</text:p>
          </table:table-cell>
          <table:table-cell table:style-name="ce16" office:value-type="string" calcext:value-type="string">
            <text:p>The application is usable also by people with diverse abilities.</text:p>
          </table:table-cell>
          <table:table-cell table:style-name="ce16"/>
          <table:table-cell table:style-name="ce17"/>
          <table:table-cell table:style-name="ce16" office:value-type="string" calcext:value-type="string">
            <text:p>Target: the same accessibility level than A+ in general. Challenge: JSAV must be modified. https://www.w3.org/TR/WCAG20/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ualitative/Reliability</text:p>
          </table:table-cell>
          <table:table-cell table:style-name="ce16" office:value-type="string" calcext:value-type="string">
            <text:p>The application is reliable under normal conditions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ualitative/Reliability</text:p>
          </table:table-cell>
          <table:table-cell table:style-name="ce16" office:value-type="string" calcext:value-type="string">
            <text:p>The application is available and accessible when required for use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Qualitative/Reliability</text:p>
          </table:table-cell>
          <table:table-cell table:style-name="ce16" office:value-type="string" calcext:value-type="string">
            <text:p>The application works as intended even when an error occurs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Qualitative/Reliability</text:p>
          </table:table-cell>
          <table:table-cell table:style-name="ce16" office:value-type="string" calcext:value-type="string">
            <text:p>The application recovers in case of failure or interruption without losing he data.</text:p>
          </table:table-cell>
          <table:table-cell table:style-name="ce16"/>
          <table:table-cell table:style-name="ce17"/>
          <table:table-cell table:style-name="ce16"/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Qualitative/Security</text:p>
          </table:table-cell>
          <table:table-cell table:style-name="ce16" office:value-type="string" calcext:value-type="string">
            <text:p>The data is accessible only to those who are authorized to have access.</text:p>
          </table:table-cell>
          <table:table-cell table:style-name="ce16"/>
          <table:table-cell table:style-name="ce17"/>
          <table:table-cell table:style-name="ce16"/>
          <table:table-cell office:value-type="string" calcext:value-type="string">
            <text:p>LMS</text:p>
          </table:table-cell>
          <table:table-cell table:number-columns-repeated="3"/>
        </table:table-row>
        <table:table-row table:style-name="ro6">
          <table:table-cell table:style-name="ce13" office:value-type="date" office:date-value="2020-04-27" calcext:value-type="date">
            <text:p>27.4.20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Qualitative/Security</text:p>
          </table:table-cell>
          <table:table-cell table:style-name="ce16" office:value-type="string" calcext:value-type="string">
            <text:p>The application prevents unauthorized access and modification of data.</text:p>
          </table:table-cell>
          <table:table-cell table:style-name="ce16" office:value-type="string" calcext:value-type="string">
            <text:p>Everyone</text:p>
          </table:table-cell>
          <table:table-cell table:style-name="ce17"/>
          <table:table-cell table:style-name="ce16" office:value-type="string" calcext:value-type="string">
            <text:p>Unrestricted HTML and SVG allow cross-site scripting. Ideally, the LMS should validate the data before storage. The Player should also validate the recording before loading it.</text:p>
          </table:table-cell>
          <table:table-cell office:value-type="string" calcext:value-type="string">
            <text:p>LMS, Player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Qualitative/Security</text:p>
          </table:table-cell>
          <table:table-cell table:style-name="ce16" office:value-type="string" calcext:value-type="string">
            <text:p>The application records relevant user interaction.</text:p>
          </table:table-cell>
          <table:table-cell table:style-name="ce16"/>
          <table:table-cell table:style-name="ce17"/>
          <table:table-cell table:style-name="ce16"/>
          <table:table-cell office:value-type="string" calcext:value-type="string">
            <text:p>LMS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Qualitative/Security</text:p>
          </table:table-cell>
          <table:table-cell table:style-name="ce16" office:value-type="string" calcext:value-type="string">
            <text:p>The recorded user interaction is traced to the user.</text:p>
          </table:table-cell>
          <table:table-cell table:style-name="ce16"/>
          <table:table-cell table:style-name="ce17"/>
          <table:table-cell table:style-name="ce16"/>
          <table:table-cell office:value-type="string" calcext:value-type="string">
            <text:p>LMS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Qualitative/Security</text:p>
          </table:table-cell>
          <table:table-cell table:style-name="ce16" office:value-type="string" calcext:value-type="string">
            <text:p>The identity of the user whose interaction has been recorded can be proven.</text:p>
          </table:table-cell>
          <table:table-cell table:style-name="ce16"/>
          <table:table-cell table:style-name="ce17"/>
          <table:table-cell table:style-name="ce16"/>
          <table:table-cell office:value-type="string" calcext:value-type="string">
            <text:p>LMS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Qualitative/Maintainability</text:p>
          </table:table-cell>
          <table:table-cell table:style-name="ce16" office:value-type="string" calcext:value-type="string">
            <text:p>The application is designed of modules, such that change to one of them has minimal impact to other modules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Qualitative/Maintainability</text:p>
          </table:table-cell>
          <table:table-cell table:style-name="ce16" office:value-type="string" calcext:value-type="string">
            <text:p>The modules composing the application can be easily reused in other software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13" office:value-type="date" office:date-value="2020-04-27" calcext:value-type="date">
            <text:p>27.4.20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Qualitative/Maintainability</text:p>
          </table:table-cell>
          <table:table-cell table:style-name="ce16" office:value-type="string" calcext:value-type="string">
            <text:p>The application is designed and written in a way, that analyzing it is not too difficult. For example to asses the impact of some changes, or diagnose the cause of a failure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Qualitative/Maintainability</text:p>
          </table:table-cell>
          <table:table-cell table:style-name="ce16" office:value-type="string" calcext:value-type="string">
            <text:p>The application can be effectively and efficiently modified without degrading its quality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Qualitative/Maintainability</text:p>
          </table:table-cell>
          <table:table-cell table:style-name="ce16" office:value-type="string" calcext:value-type="string">
            <text:p>Test criteria are established for the application, and tests can be performed to verify if the criteria are met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Qualitative/Portability</text:p>
          </table:table-cell>
          <table:table-cell table:style-name="ce16" office:value-type="string" calcext:value-type="string">
            <text:p>The application can be adapted for use on different environments. For example different LMSs.</text:p>
          </table:table-cell>
          <table:table-cell table:style-name="ce16"/>
          <table:table-cell table:style-name="ce17"/>
          <table:table-cell table:style-name="ce16" office:value-type="string" calcext:value-type="string">
            <text:p>Integration to A+ LMS was done in summer-autumn 2020.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ualitative/Portability</text:p>
          </table:table-cell>
          <table:table-cell table:style-name="ce16" office:value-type="string" calcext:value-type="string">
            <text:p>The application can be deployed in the needed environment efficiently and with effectiveness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Qualitative/Portability</text:p>
          </table:table-cell>
          <table:table-cell table:style-name="ce16" office:value-type="string" calcext:value-type="string">
            <text:p>The application can easily be replaced with new versions of the same application or other similar applications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table:style-name="ce13" office:value-type="date" office:date-value="2021-03-18" calcext:value-type="date">
            <text:p>18.3.202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The recording should contain an actual implementation of the data structure.</text:p>
          </table:table-cell>
          <table:table-cell table:style-name="ce16" office:value-type="string" calcext:value-type="string">
            <text:p>(Is this really relevant for an algorithm animation language? -Artturi)</text:p>
          </table:table-cell>
          <table:table-cell table:style-name="ce17"/>
          <table:table-cell table:style-name="ce16" office:value-type="string" calcext:value-type="string">
            <text:p>There are unlimited number of implementations for an arbitrary data structure. (Discussion 18.3.2021)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/>
        </table:table-row>
        <table:table-row table:style-name="ro2">
          <table:table-cell table:style-name="ce2" office:value-type="date" office:date-value="2021-08-06" calcext:value-type="date">
            <text:p>06.08.202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The language should support hypergraphs and multigraphs.</text:p>
          </table:table-cell>
          <table:table-cell table:number-columns-repeated="2"/>
          <table:table-cell table:style-name="ce16"/>
          <table:table-cell table:number-columns-repeated="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4"/>
          <table:table-cell table:style-name="ce16"/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4"/>
          <table:table-cell table:style-name="ce16"/>
          <table:table-cell table:number-columns-repeated="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4"/>
          <table:table-cell table:style-name="ce16"/>
          <table:table-cell table:number-columns-repeated="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4"/>
          <table:table-cell table:style-name="ce16"/>
          <table:table-cell table:number-columns-repeated="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4"/>
          <table:table-cell table:style-name="ce16"/>
          <table:table-cell table:number-columns-repeated="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4"/>
          <table:table-cell table:style-name="ce16"/>
          <table:table-cell table:number-columns-repeated="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4"/>
          <table:table-cell table:style-name="ce16"/>
          <table:table-cell table:number-columns-repeated="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4"/>
          <table:table-cell table:style-name="ce16"/>
          <table:table-cell table:number-columns-repeated="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4"/>
          <table:table-cell table:style-name="ce16"/>
          <table:table-cell table:number-columns-repeated="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4"/>
          <table:table-cell table:style-name="ce16"/>
          <table:table-cell table:number-columns-repeated="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4"/>
          <table:table-cell table:style-name="ce16"/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9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2">
          <table:table-cell/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9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9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9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2" table:number-rows-repeated="142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__Anonymous_Sheet_DB__0" table:target-range-address="Taulukko1.A3:Taulukko1.J77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.00.0000</text:date>, <text:time style:data-style-name="N2" text:time-value="18:03:34.729396337">00:00:00</text:time></text:p>
        </style:region-right>
      </style:header>
      <style:header-left style:display="false"/>
      <style:footer>
        <text:p>Sivu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8T12:39:50.681511228</meta:creation-date>
    <dc:date>2021-08-19T18:56:50.697530555</dc:date>
    <meta:editing-duration>PT10H21M48S</meta:editing-duration>
    <meta:editing-cycles>72</meta:editing-cycles>
    <meta:generator>LibreOffice/6.4.7.2$Linux_X86_64 LibreOffice_project/40$Build-2</meta:generator>
    <meta:document-statistic meta:table-count="1" meta:cell-count="482" meta:object-count="0"/>
  </office:meta>
</office:document-meta>
</file>